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dia/image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6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7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8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9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0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2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4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999999"/>
    </style:style>
    <style:style style:name="ce16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353cm"/>
    </style:style>
    <style:style style:name="ce17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18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9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20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21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22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3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24" style:family="table-cell" style:parent-style-name="Default" style:data-style-name="N0">
      <style:table-cell-properties fo:border="thin solid #999999"/>
    </style:style>
    <style:style style:name="ce25" style:family="table-cell" style:parent-style-name="Default" style:data-style-name="N0">
      <style:table-cell-properties fo:border="thin solid #999999"/>
    </style:style>
    <style:style style:name="ce26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27" style:family="table-cell" style:parent-style-name="Default" style:data-style-name="N14">
      <style:table-cell-properties fo:border-top="thin solid #999999" fo:border-bottom="none" fo:border-left="none" fo:border-right="thin solid #999999"/>
    </style:style>
    <style:style style:name="ce28" style:family="table-cell" style:parent-style-name="Default" style:data-style-name="N14">
      <style:table-cell-properties fo:border-top="thin solid #FFFFFF" fo:border-bottom="none" fo:border-left="none" fo:border-right="thin solid #999999"/>
    </style:style>
    <style:style style:name="ce29" style:family="table-cell" style:parent-style-name="Default" style:data-style-name="N14">
      <style:table-cell-properties fo:border-top="thin solid #999999" fo:border-bottom="thin solid #999999" fo:border-left="none" fo:border-right="thin solid #999999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4.07458333333333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64583333333333cm" style:use-optimal-column-width="true"/>
    </style:style>
    <style:style style:name="co13" style:family="table-column">
      <style:table-column-properties fo:break-before="auto" style:column-width="3.14854166666667cm" style:use-optimal-column-width="true"/>
    </style:style>
    <style:style style:name="co14" style:family="table-column">
      <style:table-column-properties fo:break-before="auto" style:column-width="3.62479166666667cm" style:use-optimal-column-width="true"/>
    </style:style>
    <style:style style:name="co15" style:family="table-column">
      <style:table-column-properties fo:break-before="auto" style:column-width="2.09020833333333cm" style:use-optimal-column-width="true"/>
    </style:style>
    <style:style style:name="co16" style:family="table-column">
      <style:table-column-properties fo:break-before="auto" style:column-width="1.349375cm" style:use-optimal-column-width="true"/>
    </style:style>
    <style:style style:name="co17" style:family="table-column">
      <style:table-column-properties fo:break-before="auto" style:column-width="2.19604166666667cm" style:use-optimal-column-width="true"/>
    </style:style>
    <style:style style:name="co1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ase_donné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2">
            <text:p>NOM<text:s/></text:p>
          </table:table-cell>
          <table:table-cell office:value-type="string" table:style-name="ce2">
            <text:p>PRENOM</text:p>
          </table:table-cell>
          <table:table-cell office:value-type="string" table:style-name="ce2">
            <text:p>MATRICULE</text:p>
          </table:table-cell>
          <table:table-cell office:value-type="string" table:style-name="ce2">
            <text:p>TEL</text:p>
          </table:table-cell>
          <table:table-cell office:value-type="string" table:style-name="ce2">
            <text:p>QUALIFICATION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SALAIRE</text:p>
          </table:table-cell>
          <table:table-cell office:value-type="string" table:style-name="ce2">
            <text:p>GENRE</text:p>
          </table:table-cell>
          <table:table-cell office:value-type="string" table:style-name="ce2">
            <text:p>AGE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ABDENAIM</text:p>
          </table:table-cell>
          <table:table-cell office:value-type="string" table:style-name="ce3">
            <text:p>Mellisa</text:p>
          </table:table-cell>
          <table:table-cell office:value-type="string" table:style-name="ce3">
            <text:p>MYHA5660</text:p>
          </table:table-cell>
          <table:table-cell office:value-type="float" office:value="33674668354" table:style-name="ce3">
            <text:p>33674668354</text:p>
          </table:table-cell>
          <table:table-cell office:value-type="string" table:style-name="ce3">
            <text:p>Agent</text:p>
          </table:table-cell>
          <table:table-cell office:value-type="string" table:style-name="ce3">
            <text:p>Paris</text:p>
          </table:table-cell>
          <table:table-cell office:value-type="currency" office:value="17860.849999999999" table:style-name="ce4">
            <text:p>17 860,85 €</text:p>
          </table:table-cell>
          <table:table-cell office:value-type="string" table:style-name="ce3">
            <text:p>femme</text:p>
          </table:table-cell>
          <table:table-cell office:value-type="float" office:value="50" table:style-name="ce3">
            <text:p>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ABSCHEN</text:p>
          </table:table-cell>
          <table:table-cell office:value-type="string" table:style-name="ce3">
            <text:p>Jean</text:p>
          </table:table-cell>
          <table:table-cell office:value-type="string" table:style-name="ce3">
            <text:p>JUJA7577</text:p>
          </table:table-cell>
          <table:table-cell office:value-type="float" office:value="33772638941" table:style-name="ce3">
            <text:p>33772638941</text:p>
          </table:table-cell>
          <table:table-cell office:value-type="string" table:style-name="ce3">
            <text:p>Cadre</text:p>
          </table:table-cell>
          <table:table-cell office:value-type="string" table:style-name="ce3">
            <text:p>Paris</text:p>
          </table:table-cell>
          <table:table-cell office:value-type="currency" office:value="23847.439999999999" table:style-name="ce4">
            <text:p>23 847,44 €</text:p>
          </table:table-cell>
          <table:table-cell office:value-type="string" table:style-name="ce3">
            <text:p>homme</text:p>
          </table:table-cell>
          <table:table-cell office:value-type="float" office:value="29" table:style-name="ce3">
            <text:p>2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ADAMO</text:p>
          </table:table-cell>
          <table:table-cell office:value-type="string" table:style-name="ce3">
            <text:p>Stéphane</text:p>
          </table:table-cell>
          <table:table-cell office:value-type="string" table:style-name="ce3">
            <text:p>STWA6754</text:p>
          </table:table-cell>
          <table:table-cell office:value-type="float" office:value="33587168594" table:style-name="ce3">
            <text:p>33587168594</text:p>
          </table:table-cell>
          <table:table-cell office:value-type="string" table:style-name="ce3">
            <text:p>Directeur</text:p>
          </table:table-cell>
          <table:table-cell office:value-type="string" table:style-name="ce3">
            <text:p>Paris</text:p>
          </table:table-cell>
          <table:table-cell office:value-type="currency" office:value="37654.949999999997" table:style-name="ce4">
            <text:p>37 654,95 €</text:p>
          </table:table-cell>
          <table:table-cell office:value-type="string" table:style-name="ce3">
            <text:p>homme</text:p>
          </table:table-cell>
          <table:table-cell office:value-type="float" office:value="40" table:style-name="ce3">
            <text:p>4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AGAPOF</text:p>
          </table:table-cell>
          <table:table-cell office:value-type="string" table:style-name="ce3">
            <text:p>Marion</text:p>
          </table:table-cell>
          <table:table-cell office:value-type="string" table:style-name="ce3">
            <text:p>MOXA8674</text:p>
          </table:table-cell>
          <table:table-cell office:value-type="float" office:value="33486532187" table:style-name="ce3">
            <text:p>33486532187</text:p>
          </table:table-cell>
          <table:table-cell office:value-type="string" table:style-name="ce3">
            <text:p>Agent</text:p>
          </table:table-cell>
          <table:table-cell office:value-type="string" table:style-name="ce3">
            <text:p>Nice</text:p>
          </table:table-cell>
          <table:table-cell office:value-type="currency" office:value="15504.61" table:style-name="ce4">
            <text:p>15 504,61 €</text:p>
          </table:table-cell>
          <table:table-cell office:value-type="string" table:style-name="ce3">
            <text:p>femme</text:p>
          </table:table-cell>
          <table:table-cell office:value-type="float" office:value="27" table:style-name="ce3">
            <text:p>2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ALEMBERT</text:p>
          </table:table-cell>
          <table:table-cell office:value-type="string" table:style-name="ce3">
            <text:p>Olivier</text:p>
          </table:table-cell>
          <table:table-cell office:value-type="string" table:style-name="ce3">
            <text:p>OKHA7400</text:p>
          </table:table-cell>
          <table:table-cell office:value-type="float" office:value="33589636355" table:style-name="ce3">
            <text:p>33589636355</text:p>
          </table:table-cell>
          <table:table-cell office:value-type="string" table:style-name="ce3">
            <text:p>Agent</text:p>
          </table:table-cell>
          <table:table-cell office:value-type="string" table:style-name="ce3">
            <text:p>Paris</text:p>
          </table:table-cell>
          <table:table-cell office:value-type="currency" office:value="16497.75" table:style-name="ce4">
            <text:p>16 497,75 €</text:p>
          </table:table-cell>
          <table:table-cell office:value-type="string" table:style-name="ce3">
            <text:p>homme</text:p>
          </table:table-cell>
          <table:table-cell office:value-type="float" office:value="29" table:style-name="ce3">
            <text:p>2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AMELLAL</text:p>
          </table:table-cell>
          <table:table-cell office:value-type="string" table:style-name="ce3">
            <text:p>Henri</text:p>
          </table:table-cell>
          <table:table-cell office:value-type="string" table:style-name="ce3">
            <text:p>HXFA5611</text:p>
          </table:table-cell>
          <table:table-cell office:value-type="float" office:value="33963542189" table:style-name="ce3">
            <text:p>33963542189</text:p>
          </table:table-cell>
          <table:table-cell office:value-type="string" table:style-name="ce3">
            <text:p>Agent</text:p>
          </table:table-cell>
          <table:table-cell office:value-type="string" table:style-name="ce3">
            <text:p>Nice</text:p>
          </table:table-cell>
          <table:table-cell office:value-type="currency" office:value="25045.99" table:style-name="ce4">
            <text:p>25 045,99 €</text:p>
          </table:table-cell>
          <table:table-cell office:value-type="string" table:style-name="ce3">
            <text:p>homme</text:p>
          </table:table-cell>
          <table:table-cell office:value-type="float" office:value="56" table:style-name="ce3">
            <text:p>5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AMELLAL</text:p>
          </table:table-cell>
          <table:table-cell office:value-type="string" table:style-name="ce3">
            <text:p>Marc</text:p>
          </table:table-cell>
          <table:table-cell office:value-type="string" table:style-name="ce3">
            <text:p>JMSS5574</text:p>
          </table:table-cell>
          <table:table-cell office:value-type="float" office:value="33854321655" table:style-name="ce3">
            <text:p>33854321655</text:p>
          </table:table-cell>
          <table:table-cell office:value-type="string" table:style-name="ce3">
            <text:p>Agent</text:p>
          </table:table-cell>
          <table:table-cell office:value-type="string" table:style-name="ce3">
            <text:p>Nice</text:p>
          </table:table-cell>
          <table:table-cell office:value-type="currency" office:value="12659.51" table:style-name="ce4">
            <text:p>12 659,51 €</text:p>
          </table:table-cell>
          <table:table-cell office:value-type="string" table:style-name="ce3">
            <text:p>homme</text:p>
          </table:table-cell>
          <table:table-cell office:value-type="float" office:value="44" table:style-name="ce3">
            <text:p>4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AMELLAL</text:p>
          </table:table-cell>
          <table:table-cell office:value-type="string" table:style-name="ce3">
            <text:p>Viviane</text:p>
          </table:table-cell>
          <table:table-cell office:value-type="string" table:style-name="ce3">
            <text:p>VYKA6766</text:p>
          </table:table-cell>
          <table:table-cell office:value-type="float" office:value="33776532835" table:style-name="ce3">
            <text:p>33776532835</text:p>
          </table:table-cell>
          <table:table-cell office:value-type="string" table:style-name="ce3">
            <text:p>Directeur</text:p>
          </table:table-cell>
          <table:table-cell office:value-type="string" table:style-name="ce3">
            <text:p>Strasbourg</text:p>
          </table:table-cell>
          <table:table-cell office:value-type="currency" office:value="37791.43" table:style-name="ce4">
            <text:p>37 791,43 €</text:p>
          </table:table-cell>
          <table:table-cell office:value-type="string" table:style-name="ce3">
            <text:p>femme</text:p>
          </table:table-cell>
          <table:table-cell office:value-type="float" office:value="41" table:style-name="ce3">
            <text:p>4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ANGONINI</text:p>
          </table:table-cell>
          <table:table-cell office:value-type="string" table:style-name="ce3">
            <text:p>Jean-Pierre</text:p>
          </table:table-cell>
          <table:table-cell office:value-type="string" table:style-name="ce3">
            <text:p>JTNA6125</text:p>
          </table:table-cell>
          <table:table-cell office:value-type="float" office:value="33674659425" table:style-name="ce3">
            <text:p>33674659425</text:p>
          </table:table-cell>
          <table:table-cell office:value-type="string" table:style-name="ce3">
            <text:p>Cadre</text:p>
          </table:table-cell>
          <table:table-cell office:value-type="string" table:style-name="ce3">
            <text:p>Nice</text:p>
          </table:table-cell>
          <table:table-cell office:value-type="currency" office:value="24846.880000000001" table:style-name="ce4">
            <text:p>24 846,88 €</text:p>
          </table:table-cell>
          <table:table-cell office:value-type="string" table:style-name="ce3">
            <text:p>homme</text:p>
          </table:table-cell>
          <table:table-cell office:value-type="float" office:value="45" table:style-name="ce3">
            <text:p>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AZOURA</text:p>
          </table:table-cell>
          <table:table-cell office:value-type="string" table:style-name="ce3">
            <text:p>Marie-France</text:p>
          </table:table-cell>
          <table:table-cell office:value-type="string" table:style-name="ce3">
            <text:p>MWCA6264</text:p>
          </table:table-cell>
          <table:table-cell office:value-type="float" office:value="33773214554" table:style-name="ce3">
            <text:p>33773214554</text:p>
          </table:table-cell>
          <table:table-cell office:value-type="string" table:style-name="ce3">
            <text:p>Agent</text:p>
          </table:table-cell>
          <table:table-cell office:value-type="string" table:style-name="ce3">
            <text:p>Nice</text:p>
          </table:table-cell>
          <table:table-cell office:value-type="currency" office:value="11389.09" table:style-name="ce4">
            <text:p>11 389,09 €</text:p>
          </table:table-cell>
          <table:table-cell office:value-type="string" table:style-name="ce3">
            <text:p>femme</text:p>
          </table:table-cell>
          <table:table-cell office:value-type="float" office:value="42" table:style-name="ce3">
            <text:p>42</text:p>
          </table:table-cell>
          <table:table-cell table:number-columns-repeated="16375"/>
        </table:table-row>
        <table:table-row table:number-rows-repeated="1048565" table:style-name="ro3">
          <table:table-cell table:number-columns-repeated="16384"/>
        </table:table-row>
      </table:table>
      <table:table table:name="Statistiques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78" table:default-cell-style-name="ce1"/>
        <table:table-row table:number-rows-repeated="2" table:style-name="ro4">
          <table:table-cell table:number-columns-repeated="16384"/>
        </table:table-row>
        <table:table-row table:style-name="ro4">
          <table:table-cell office:value-type="string" table:style-name="ce8">
            <text:p>Sum of SALAIRE</text:p>
          </table:table-cell>
          <table:table-cell office:value-type="string" table:style-name="ce8">
            <text:p>Column Labels</text:p>
          </table:table-cell>
          <table:table-cell table:number-columns-repeated="2" table:style-name="ce6"/>
          <table:table-cell table:style-name="ce7"/>
          <table:table-cell table:number-columns-repeated="16379" table:style-name="ce1"/>
        </table:table-row>
        <table:table-row table:style-name="ro4">
          <table:table-cell office:value-type="string" table:style-name="ce8">
            <text:p>Row Labels</text:p>
          </table:table-cell>
          <table:table-cell office:value-type="string" table:style-name="ce5">
            <text:p>femme</text:p>
          </table:table-cell>
          <table:table-cell office:value-type="string" table:style-name="ce17">
            <text:p>homme</text:p>
          </table:table-cell>
          <table:table-cell office:value-type="string" table:style-name="ce17">
            <text:p>(blank)</text:p>
          </table:table-cell>
          <table:table-cell office:value-type="string" table:style-name="ce9">
            <text:p>Grand Total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Agent</text:p>
          </table:table-cell>
          <table:table-cell office:value-type="float" office:value="44754.55" table:style-name="ce18">
            <text:p>44754,55</text:p>
          </table:table-cell>
          <table:table-cell office:value-type="float" office:value="54203.250000000007" table:style-name="ce19">
            <text:p>54203,25</text:p>
          </table:table-cell>
          <table:table-cell table:style-name="ce19"/>
          <table:table-cell office:value-type="float" office:value="98957.800000000017" table:style-name="ce11">
            <text:p>98957,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Cadre</text:p>
          </table:table-cell>
          <table:table-cell table:style-name="ce20"/>
          <table:table-cell office:value-type="float" office:value="48694.32" table:style-name="ce21">
            <text:p>48694,32</text:p>
          </table:table-cell>
          <table:table-cell table:style-name="ce21"/>
          <table:table-cell office:value-type="float" office:value="48694.32" table:style-name="ce13">
            <text:p>48694,3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Directeur</text:p>
          </table:table-cell>
          <table:table-cell office:value-type="float" office:value="37791.43" table:style-name="ce20">
            <text:p>37791,43</text:p>
          </table:table-cell>
          <table:table-cell office:value-type="float" office:value="37654.949999999997" table:style-name="ce21">
            <text:p>37654,95</text:p>
          </table:table-cell>
          <table:table-cell table:style-name="ce21"/>
          <table:table-cell office:value-type="float" office:value="75446.38" table:style-name="ce13">
            <text:p>75446,3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(blank)</text:p>
          </table:table-cell>
          <table:table-cell table:style-name="ce20"/>
          <table:table-cell table:number-columns-repeated="2" table:style-name="ce21"/>
          <table:table-cell table:style-name="ce13"/>
          <table:table-cell table:number-columns-repeated="16379" table:style-name="ce1"/>
        </table:table-row>
        <table:table-row table:style-name="ro4">
          <table:table-cell office:value-type="string" table:style-name="ce14">
            <text:p>Grand Total</text:p>
          </table:table-cell>
          <table:table-cell office:value-type="float" office:value="82545.98000000001" table:style-name="ce22">
            <text:p>82545,98</text:p>
          </table:table-cell>
          <table:table-cell office:value-type="float" office:value="140552.52000000002" table:style-name="ce23">
            <text:p>140552,52</text:p>
          </table:table-cell>
          <table:table-cell table:style-name="ce23"/>
          <table:table-cell office:value-type="float" office:value="223098.50000000003" table:style-name="ce15">
            <text:p>223098,5</text:p>
          </table:table-cell>
          <table:table-cell table:number-columns-repeated="16379" table:style-name="ce1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 office:value-type="string" table:style-name="ce24">
            <text:p>GENRE</text:p>
          </table:table-cell>
          <table:table-cell office:value-type="string" table:style-name="ce25">
            <text:p>(All)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8">
            <text:p>Average of SALAIRE</text:p>
          </table:table-cell>
          <table:table-cell office:value-type="string" table:style-name="ce8">
            <text:p>Column Labels</text:p>
          </table:table-cell>
          <table:table-cell table:number-columns-repeated="3" table:style-name="ce6"/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Row Labels</text:p>
          </table:table-cell>
          <table:table-cell office:value-type="string" table:style-name="ce5">
            <text:p>Nice</text:p>
          </table:table-cell>
          <table:table-cell office:value-type="string" table:style-name="ce17">
            <text:p>Paris</text:p>
          </table:table-cell>
          <table:table-cell office:value-type="string" table:style-name="ce17">
            <text:p>Strasbourg</text:p>
          </table:table-cell>
          <table:table-cell office:value-type="string" table:style-name="ce17">
            <text:p>(blank)</text:p>
          </table:table-cell>
          <table:table-cell office:value-type="string" table:style-name="ce9">
            <text:p>Grand Total</text:p>
          </table:table-cell>
          <table:table-cell table:number-columns-repeated="16378"/>
        </table:table-row>
        <table:table-row table:style-name="ro4">
          <table:table-cell office:value-type="string" table:style-name="ce10">
            <text:p>HXFA5611</text:p>
          </table:table-cell>
          <table:table-cell office:value-type="float" office:value="25045.99" table:style-name="ce18">
            <text:p>25045,99</text:p>
          </table:table-cell>
          <table:table-cell table:number-columns-repeated="3" table:style-name="ce19"/>
          <table:table-cell office:value-type="float" office:value="25045.99" table:style-name="ce11">
            <text:p>25045,99</text:p>
          </table:table-cell>
          <table:table-cell table:number-columns-repeated="16378"/>
        </table:table-row>
        <table:table-row table:style-name="ro4">
          <table:table-cell office:value-type="string" table:style-name="ce16">
            <text:p>Agent</text:p>
          </table:table-cell>
          <table:table-cell office:value-type="float" office:value="25045.99" table:style-name="ce20">
            <text:p>25045,99</text:p>
          </table:table-cell>
          <table:table-cell table:number-columns-repeated="3" table:style-name="ce21"/>
          <table:table-cell office:value-type="float" office:value="25045.99" table:style-name="ce13">
            <text:p>25045,99</text:p>
          </table:table-cell>
          <table:table-cell table:number-columns-repeated="16378"/>
        </table:table-row>
        <table:table-row table:style-name="ro4">
          <table:table-cell office:value-type="string" table:style-name="ce10">
            <text:p>JMSS5574</text:p>
          </table:table-cell>
          <table:table-cell office:value-type="float" office:value="12659.51" table:style-name="ce18">
            <text:p>12659,51</text:p>
          </table:table-cell>
          <table:table-cell table:number-columns-repeated="3" table:style-name="ce19"/>
          <table:table-cell office:value-type="float" office:value="12659.51" table:style-name="ce11">
            <text:p>12659,51</text:p>
          </table:table-cell>
          <table:table-cell table:number-columns-repeated="16378"/>
        </table:table-row>
        <table:table-row table:style-name="ro4">
          <table:table-cell office:value-type="string" table:style-name="ce10">
            <text:p>JTNA6125</text:p>
          </table:table-cell>
          <table:table-cell office:value-type="float" office:value="24846.880000000001" table:style-name="ce18">
            <text:p>24846,88</text:p>
          </table:table-cell>
          <table:table-cell table:number-columns-repeated="3" table:style-name="ce19"/>
          <table:table-cell office:value-type="float" office:value="24846.880000000001" table:style-name="ce11">
            <text:p>24846,88</text:p>
          </table:table-cell>
          <table:table-cell table:number-columns-repeated="16378"/>
        </table:table-row>
        <table:table-row table:style-name="ro4">
          <table:table-cell office:value-type="string" table:style-name="ce10">
            <text:p>JUJA7577</text:p>
          </table:table-cell>
          <table:table-cell table:style-name="ce18"/>
          <table:table-cell office:value-type="float" office:value="23847.439999999999" table:style-name="ce19">
            <text:p>23847,44</text:p>
          </table:table-cell>
          <table:table-cell table:number-columns-repeated="2" table:style-name="ce19"/>
          <table:table-cell office:value-type="float" office:value="23847.439999999999" table:style-name="ce11">
            <text:p>23847,44</text:p>
          </table:table-cell>
          <table:table-cell table:number-columns-repeated="16378"/>
        </table:table-row>
        <table:table-row table:style-name="ro4">
          <table:table-cell office:value-type="string" table:style-name="ce10">
            <text:p>MOXA8674</text:p>
          </table:table-cell>
          <table:table-cell office:value-type="float" office:value="15504.61" table:style-name="ce18">
            <text:p>15504,61</text:p>
          </table:table-cell>
          <table:table-cell table:number-columns-repeated="3" table:style-name="ce19"/>
          <table:table-cell office:value-type="float" office:value="15504.61" table:style-name="ce11">
            <text:p>15504,61</text:p>
          </table:table-cell>
          <table:table-cell table:number-columns-repeated="16378"/>
        </table:table-row>
        <table:table-row table:style-name="ro4">
          <table:table-cell office:value-type="string" table:style-name="ce16">
            <text:p>Agent</text:p>
          </table:table-cell>
          <table:table-cell office:value-type="float" office:value="15504.61" table:style-name="ce20">
            <text:p>15504,61</text:p>
          </table:table-cell>
          <table:table-cell table:number-columns-repeated="3" table:style-name="ce21"/>
          <table:table-cell office:value-type="float" office:value="15504.61" table:style-name="ce13">
            <text:p>15504,61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MWCA6264</text:p>
          </table:table-cell>
          <table:table-cell office:value-type="float" office:value="11389.09" table:style-name="ce20">
            <text:p>11389,09</text:p>
          </table:table-cell>
          <table:table-cell table:number-columns-repeated="3" table:style-name="ce21"/>
          <table:table-cell office:value-type="float" office:value="11389.09" table:style-name="ce13">
            <text:p>11389,09</text:p>
          </table:table-cell>
          <table:table-cell table:number-columns-repeated="16378"/>
        </table:table-row>
        <table:table-row table:style-name="ro4">
          <table:table-cell office:value-type="string" table:style-name="ce16">
            <text:p>Agent</text:p>
          </table:table-cell>
          <table:table-cell office:value-type="float" office:value="11389.09" table:style-name="ce20">
            <text:p>11389,09</text:p>
          </table:table-cell>
          <table:table-cell table:number-columns-repeated="3" table:style-name="ce21"/>
          <table:table-cell office:value-type="float" office:value="11389.09" table:style-name="ce13">
            <text:p>11389,09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MYHA5660</text:p>
          </table:table-cell>
          <table:table-cell table:style-name="ce20"/>
          <table:table-cell office:value-type="float" office:value="17860.849999999999" table:style-name="ce21">
            <text:p>17860,85</text:p>
          </table:table-cell>
          <table:table-cell table:number-columns-repeated="2" table:style-name="ce21"/>
          <table:table-cell office:value-type="float" office:value="17860.849999999999" table:style-name="ce13">
            <text:p>17860,85</text:p>
          </table:table-cell>
          <table:table-cell table:number-columns-repeated="16378"/>
        </table:table-row>
        <table:table-row table:style-name="ro4">
          <table:table-cell office:value-type="string" table:style-name="ce16">
            <text:p>Agent</text:p>
          </table:table-cell>
          <table:table-cell table:style-name="ce20"/>
          <table:table-cell office:value-type="float" office:value="17860.849999999999" table:style-name="ce21">
            <text:p>17860,85</text:p>
          </table:table-cell>
          <table:table-cell table:number-columns-repeated="2" table:style-name="ce21"/>
          <table:table-cell office:value-type="float" office:value="17860.849999999999" table:style-name="ce13">
            <text:p>17860,85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OKHA7400</text:p>
          </table:table-cell>
          <table:table-cell table:style-name="ce20"/>
          <table:table-cell office:value-type="float" office:value="16497.75" table:style-name="ce21">
            <text:p>16497,75</text:p>
          </table:table-cell>
          <table:table-cell table:number-columns-repeated="2" table:style-name="ce21"/>
          <table:table-cell office:value-type="float" office:value="16497.75" table:style-name="ce13">
            <text:p>16497,75</text:p>
          </table:table-cell>
          <table:table-cell table:number-columns-repeated="16378"/>
        </table:table-row>
        <table:table-row table:style-name="ro4">
          <table:table-cell office:value-type="string" table:style-name="ce16">
            <text:p>Agent</text:p>
          </table:table-cell>
          <table:table-cell table:style-name="ce20"/>
          <table:table-cell office:value-type="float" office:value="16497.75" table:style-name="ce21">
            <text:p>16497,75</text:p>
          </table:table-cell>
          <table:table-cell table:number-columns-repeated="2" table:style-name="ce21"/>
          <table:table-cell office:value-type="float" office:value="16497.75" table:style-name="ce13">
            <text:p>16497,75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STWA6754</text:p>
          </table:table-cell>
          <table:table-cell table:style-name="ce20"/>
          <table:table-cell office:value-type="float" office:value="37654.949999999997" table:style-name="ce21">
            <text:p>37654,95</text:p>
          </table:table-cell>
          <table:table-cell table:number-columns-repeated="2" table:style-name="ce21"/>
          <table:table-cell office:value-type="float" office:value="37654.949999999997" table:style-name="ce13">
            <text:p>37654,95</text:p>
          </table:table-cell>
          <table:table-cell table:number-columns-repeated="16378"/>
        </table:table-row>
        <table:table-row table:style-name="ro4">
          <table:table-cell office:value-type="string" table:style-name="ce16">
            <text:p>Directeur</text:p>
          </table:table-cell>
          <table:table-cell table:style-name="ce20"/>
          <table:table-cell office:value-type="float" office:value="37654.949999999997" table:style-name="ce21">
            <text:p>37654,95</text:p>
          </table:table-cell>
          <table:table-cell table:number-columns-repeated="2" table:style-name="ce21"/>
          <table:table-cell office:value-type="float" office:value="37654.949999999997" table:style-name="ce13">
            <text:p>37654,95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VYKA6766</text:p>
          </table:table-cell>
          <table:table-cell table:style-name="ce20"/>
          <table:table-cell table:style-name="ce21"/>
          <table:table-cell office:value-type="float" office:value="37791.43" table:style-name="ce21">
            <text:p>37791,43</text:p>
          </table:table-cell>
          <table:table-cell table:style-name="ce21"/>
          <table:table-cell office:value-type="float" office:value="37791.43" table:style-name="ce13">
            <text:p>37791,43</text:p>
          </table:table-cell>
          <table:table-cell table:number-columns-repeated="16378"/>
        </table:table-row>
        <table:table-row table:style-name="ro4">
          <table:table-cell office:value-type="string" table:style-name="ce16">
            <text:p>Directeur</text:p>
          </table:table-cell>
          <table:table-cell table:style-name="ce20"/>
          <table:table-cell table:style-name="ce21"/>
          <table:table-cell office:value-type="float" office:value="37791.43" table:style-name="ce21">
            <text:p>37791,43</text:p>
          </table:table-cell>
          <table:table-cell table:style-name="ce21"/>
          <table:table-cell office:value-type="float" office:value="37791.43" table:style-name="ce13">
            <text:p>37791,43</text:p>
          </table:table-cell>
          <table:table-cell table:number-columns-repeated="16378"/>
        </table:table-row>
        <table:table-row table:style-name="ro4">
          <table:table-cell office:value-type="string" table:style-name="ce12">
            <text:p>(blank)</text:p>
          </table:table-cell>
          <table:table-cell table:style-name="ce20"/>
          <table:table-cell table:number-columns-repeated="3" table:style-name="ce21"/>
          <table:table-cell table:style-name="ce13"/>
          <table:table-cell table:number-columns-repeated="16378"/>
        </table:table-row>
        <table:table-row table:style-name="ro4">
          <table:table-cell office:value-type="string" table:style-name="ce16">
            <text:p>(blank)</text:p>
          </table:table-cell>
          <table:table-cell table:style-name="ce20"/>
          <table:table-cell table:number-columns-repeated="3" table:style-name="ce21"/>
          <table:table-cell table:style-name="ce13"/>
          <table:table-cell table:number-columns-repeated="16378"/>
        </table:table-row>
        <table:table-row table:style-name="ro4">
          <table:table-cell office:value-type="string" table:style-name="ce14">
            <text:p>Grand Total</text:p>
          </table:table-cell>
          <table:table-cell office:value-type="float" office:value="17889.216" table:style-name="ce22">
            <text:p>17889,216</text:p>
          </table:table-cell>
          <table:table-cell office:value-type="float" office:value="23965.247499999998" table:style-name="ce23">
            <text:p>23965,2475</text:p>
          </table:table-cell>
          <table:table-cell office:value-type="float" office:value="37791.43" table:style-name="ce23">
            <text:p>37791,43</text:p>
          </table:table-cell>
          <table:table-cell table:style-name="ce23"/>
          <table:table-cell office:value-type="float" office:value="22309.85" table:style-name="ce15">
            <text:p>22309,85</text:p>
          </table:table-cell>
          <table:table-cell table:number-columns-repeated="16378"/>
        </table:table-row>
        <table:table-row table:number-rows-repeated="7" table:style-name="ro4">
          <table:table-cell table:number-columns-repeated="16384"/>
        </table:table-row>
        <table:table-row table:style-name="ro4">
          <table:table-cell table:number-columns-repeated="4" table:style-name="ce1"/>
          <table:table-cell table:style-name="ce1">
            <draw:frame draw:z-index="1" draw:id="id0" draw:style-name="a0" draw:name="Chart 1" svg:x="0.00521in" svg:y="0in" svg:width="5.23958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office:value-type="string" table:style-name="ce8">
            <text:p>Row Labels</text:p>
          </table:table-cell>
          <table:table-cell office:value-type="string" table:style-name="ce5">
            <text:p>Sum of SALAIRE</text:p>
          </table:table-cell>
          <table:table-cell office:value-type="string" table:style-name="ce26">
            <text:p>Sum of SALAIRE %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10">
            <text:p>Agent</text:p>
          </table:table-cell>
          <table:table-cell office:value-type="float" office:value="98957.799999999988" table:style-name="ce18">
            <text:p>98957,8</text:p>
          </table:table-cell>
          <table:table-cell office:value-type="percentage" office:value="0.44356102797643188" table:style-name="ce27">
            <text:p>44,36%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12">
            <text:p>Cadre</text:p>
          </table:table-cell>
          <table:table-cell office:value-type="float" office:value="48694.32" table:style-name="ce20">
            <text:p>48694,32</text:p>
          </table:table-cell>
          <table:table-cell office:value-type="percentage" office:value="0.21826377138349204" table:style-name="ce28">
            <text:p>21,83%</text:p>
          </table:table-cell>
          <table:table-cell table:number-columns-repeated="16381"/>
        </table:table-row>
        <table:table-row table:style-name="ro4">
          <table:table-cell office:value-type="string" table:style-name="ce12">
            <text:p>Directeur</text:p>
          </table:table-cell>
          <table:table-cell office:value-type="float" office:value="75446.38" table:style-name="ce20">
            <text:p>75446,38</text:p>
          </table:table-cell>
          <table:table-cell office:value-type="percentage" office:value="0.33817520064007606" table:style-name="ce28">
            <text:p>33,82%</text:p>
          </table:table-cell>
          <table:table-cell table:number-columns-repeated="16381"/>
        </table:table-row>
        <table:table-row table:style-name="ro4">
          <table:table-cell office:value-type="string" table:style-name="ce12">
            <text:p>(blank)</text:p>
          </table:table-cell>
          <table:table-cell table:style-name="ce20"/>
          <table:table-cell office:value-type="percentage" office:value="0" table:style-name="ce28">
            <text:p>0,00%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Grand Total</text:p>
          </table:table-cell>
          <table:table-cell office:value-type="float" office:value="223098.5" table:style-name="ce22">
            <text:p>223098,5</text:p>
          </table:table-cell>
          <table:table-cell office:value-type="percentage" office:value="1" table:style-name="ce29">
            <text:p>100,00%</text:p>
          </table:table-cell>
          <table:table-cell table:number-columns-repeated="16381"/>
        </table:table-row>
        <table:table-row table:number-rows-repeated="1048524" table:style-name="ro4">
          <table:table-cell table:number-columns-repeated="16384"/>
        </table:table-row>
      </table:table>
      <table:database-ranges>
        <table:database-range table:target-range-address="Base_données.A1:Base_données.I26" table:name="Table1" table:display-filter-buttons="true"/>
      </table:database-ranges>
      <table:data-pilot-tables>
        <table:data-pilot-table table:name="PivotTable6" table:target-range-address="Statistiques.A47:Statistiques.C52" table:show-filter-button="false" table:buttons="Statistiques.A47">
          <table:source-cell-range table:cell-range-address="Base_données.A1:Base_données.I26"/>
          <table:data-pilot-field table:source-field-name="Values" table:orientation="column" table:is-data-layout-field="true">
            <table:data-pilot-level table:show-empty="true"/>
          </table:data-pilot-field>
          <table:data-pilot-field table:source-field-name="QUALIFICATION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AIR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AIR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QUALIFICATION" table:member-type="named" table:member-name="Agent" table:type="total-percentage"/>
          </table:data-pilot-field>
          <table:data-pilot-field table:source-field-name="NOM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ENOM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TRICU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E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DRES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GENR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G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5" table:target-range-address="Statistiques.A13:Statistiques.F36" table:show-filter-button="false" table:buttons="Statistiques.A13 Statistiques.A16 Statistiques.B15">
          <table:source-cell-range table:cell-range-address="Base_données.A1:Base_données.I26"/>
          <table:data-pilot-field table:source-field-name="GENRE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DRESSE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TRICUL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JMSS5574" table:display="true" table:show-details="false"/>
                <table:data-pilot-member table:name="JTNA6125" table:display="true" table:show-details="false"/>
                <table:data-pilot-member table:name="JUJA7577" table:display="true" table:show-details="fals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QUALIFICATION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AIRE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M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ENOM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E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G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" table:target-range-address="Statistiques.A3:Statistiques.E9" table:show-filter-button="false" table:buttons="Statistiques.A4 Statistiques.B3">
          <table:source-cell-range table:cell-range-address="Base_données.A1:Base_données.I26"/>
          <table:data-pilot-field table:source-field-name="GENRE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QUALIFICATION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AIR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M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ENOM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TRICU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E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DRES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G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currency-style style:name="N36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MarouaLoukil</meta:initial-creator>
    <dc:creator>ASUS</dc:creator>
    <meta:creation-date>2024-10-26T09:27:52Z</meta:creation-date>
    <dc:date>2024-10-31T20:55:02Z</dc:date>
    <meta:print-date>2024-10-26T09:28:02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4472c4" draw:opacity="100%" draw:stroke="none" draw:shadow="visible" draw:shadow-offset-x="0in" draw:shadow-offset-y="0in" draw:shadow-color="#000000" draw:shadow-opacity="25%"/>
    </style:style>
    <style:style style:family="chart" style:name="G0S0P1">
      <style:graphic-properties draw:fill="solid" draw:fill-color="#ed7d31" draw:opacity="100%" draw:stroke="none" draw:shadow="visible" draw:shadow-offset-x="0in" draw:shadow-offset-y="0in" draw:shadow-color="#000000" draw:shadow-opacity="25%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">
      <style:graphic-properties draw:fill="solid" draw:fill-color="#a5a5a5" draw:opacity="100%" draw:stroke="none" draw:shadow="visible" draw:shadow-offset-x="0in" draw:shadow-offset-y="0in" draw:shadow-color="#000000" draw:shadow-opacity="25%"/>
    </style:style>
    <style:style style:family="chart" style:name="Lgnd">
      <style:chart-properties chart:auto-position="true"/>
      <style:graphic-properties draw:fill="solid" draw:fill-color="#ffffff" draw:opacity="78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none" draw:shadow="visible" draw:shadow-offset-x="0in" draw:shadow-offset-y="0in" draw:shadow-color="#000000" draw:shadow-opacity="25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in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472c4" draw:opacity="100%" draw:stroke="none" draw:shadow="visible" draw:shadow-offset-x="0in" draw:shadow-offset-y="0in" draw:shadow-color="#000000" draw:shadow-opacity="2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percentage" chart:data-label-text="false" chart:data-label-symbol="false" chart:label-position="in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ed7d31" draw:opacity="100%" draw:stroke="none" draw:shadow="visible" draw:shadow-offset-x="0in" draw:shadow-offset-y="0in" draw:shadow-color="#000000" draw:shadow-opacity="2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bitmap" draw:fill-image-name="a0" style:repeat="repeat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P0">
      <style:graphic-properties draw:fill="solid" draw:fill-color="#4472c4" draw:opacity="100%" draw:stroke="none" draw:shadow="visible" draw:shadow-offset-x="0in" draw:shadow-offset-y="0in" draw:shadow-color="#000000" draw:shadow-opacity="25%"/>
    </style:style>
    <style:style style:family="chart" style:name="G0S1P1">
      <style:graphic-properties draw:fill="solid" draw:fill-color="#ed7d31" draw:opacity="100%" draw:stroke="none" draw:shadow="visible" draw:shadow-offset-x="0in" draw:shadow-offset-y="0in" draw:shadow-color="#000000" draw:shadow-opacity="25%"/>
    </style:style>
    <style:style style:family="chart" style:name="G0S1P2">
      <style:graphic-properties draw:fill="solid" draw:fill-color="#a5a5a5" draw:opacity="100%" draw:stroke="none" draw:shadow="visible" draw:shadow-offset-x="0in" draw:shadow-offset-y="0in" draw:shadow-color="#000000" draw:shadow-opacity="25%"/>
    </style:style>
    <style:style style:family="chart" style:name="G0S1P3">
      <style:graphic-properties draw:fill="solid" draw:fill-color="#ffc000" draw:opacity="100%" draw:stroke="none" draw:shadow="visible" draw:shadow-offset-x="0in" draw:shadow-offset-y="0in" draw:shadow-color="#000000" draw:shadow-opacity="25%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77.25pt" chart:style-name="Crt0">
        <chart:title chart:style-name="CT00">
          <text:p text:style-name="a1" text:class-names="" text:cond-style-name="">Percentage of Salaries by Qualification.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series chart:label-cell-address="local-table.$C$1" chart:values-cell-range-address="local-table.$C$2:.$C$5" chart:class="chart:circle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style-name="G0S1P1">
              <chart:data-label chart:style-name="DL011"/>
            </chart:data-point>
            <chart:data-point chart:style-name="G0S1P2">
              <chart:data-label chart:style-name="DL012"/>
            </chart:data-point>
            <chart:data-point chart:style-name="G0S1P3">
              <chart:data-label chart:style-name="DL01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um of SALAIRE</text:p>
              </table:table-cell>
              <table:table-cell office:value-type="string">
                <text:p>Sum of SALAIRE %</text:p>
              </table:table-cell>
            </table:table-row>
          </table:table-header-rows>
          <table:table-row>
            <table:table-cell office:value-type="string">
              <text:p>Agent</text:p>
            </table:table-cell>
            <table:table-cell office:value-type="float" office:value="98957.799999999988"/>
            <table:table-cell office:value-type="float" office:value="0.44356102797643188"/>
          </table:table-row>
          <table:table-row>
            <table:table-cell office:value-type="string">
              <text:p>Cadre</text:p>
            </table:table-cell>
            <table:table-cell office:value-type="float" office:value="48694.32"/>
            <table:table-cell office:value-type="float" office:value="0.21826377138349204"/>
          </table:table-row>
          <table:table-row>
            <table:table-cell office:value-type="string">
              <text:p>Directeur</text:p>
            </table:table-cell>
            <table:table-cell office:value-type="float" office:value="75446.38"/>
            <table:table-cell office:value-type="float" office:value="0.33817520064007606"/>
          </table:table-row>
          <table:table-row>
            <table:table-cell office:value-type="string">
              <text:p>(blank)</text:p>
            </table:table-cell>
            <table:table-cell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xmlns:xlink="http://www.w3.org/1999/xlink" draw:name="a0" xlink:href="media/image1.png" xlink:show="embed" xlink:actuate="onLoad"/>
  </office:styles>
</office:document-styles>
</file>